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2639in" fo:margin-left="0in" fo:margin-top="0in" fo:margin-bottom="0in" table:align="left"/>
    </style:style>
    <style:style style:name="Table1.A" style:family="table-column">
      <style:table-column-properties style:column-width="7.2639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7.2639in" fo:margin-left="0in" fo:margin-top="0in" fo:margin-bottom="0in" table:align="left"/>
    </style:style>
    <style:style style:name="Table2.A" style:family="table-column">
      <style:table-column-properties style:column-width="7.2639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3" style:family="table">
      <style:table-properties style:width="7.2639in" fo:margin-left="0in" fo:margin-top="0in" fo:margin-bottom="0in" table:align="left"/>
    </style:style>
    <style:style style:name="Table3.A" style:family="table-column">
      <style:table-column-properties style:column-width="7.2639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4" style:family="table">
      <style:table-properties style:width="7.2639in" fo:margin-left="0in" fo:margin-top="0in" fo:margin-bottom="0in" table:align="left"/>
    </style:style>
    <style:style style:name="Table4.A" style:family="table-column">
      <style:table-column-properties style:column-width="7.2639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"><text:span text:style-name="T1">PRIMERA FORMA NORMAL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Indica la relación o relaciones que no cumplen esta FN</text:span></text:p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"><text:span text:style-name="T1">¿Por qué no se encuentra en 1ª FN?</text:span></text:p>
            <text:p text:style-name="P1"><text:span text:style-name="T1"><text:s/>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Indica las relaciones resultantes del proceso de normalizar a 1ª FN:</text:span></text:p>
            <text:p text:style-name="P2"/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<text:span text:style-name="T1">SEGUNDA FORMA NORMAL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Indica la relación o relaciones que no cumplen esta FN</text:span></text:p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1">¿Por qué no se encuentra en 2ª FN?</text:span></text:p>
            <text:p text:style-name="P1"><text:span text:style-name="T1"><text:s/>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Indica las relaciones resultantes del proceso de normalizar a 2ª FN:</text:span></text:p>
            <text:p text:style-name="P2"/>
          </table:table-cell>
        </table:table-row>
      </table:table>
      <text:p text:style-name="Standard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<text:span text:style-name="T1">TERCERA FORMA NORMAL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Indica la relación o relaciones que no cumplen esta FN</text:span></text:p>
            <text:p text:style-name="P2"/>
          </table:table-cell>
        </table:table-row>
        <table:table-row table:style-name="Table3.1">
          <table:table-cell table:style-name="Table3.A1" office:value-type="string">
            <text:p text:style-name="P1"><text:span text:style-name="T1">¿Por qué no se encuentra en 3ª FN?</text:span></text:p>
            <text:p text:style-name="P1"><text:span text:style-name="T1"><text:s/></text:span></text:p>
          </table:table-cell>
        </table:table-row>
        <table:table-row table:style-name="Table3.1">
          <table:table-cell table:style-name="Table3.A1" office:value-type="string">
            <text:p text:style-name="P1"><text:span text:style-name="T1">Indica las relaciones resultantes del proceso de normalizar a 3ª FN:</text:span></text:p>
            <text:p text:style-name="P2"/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"><text:span text:style-name="T1">ESQUEMA RELACIONAL NORMALIZADO</text:span></text:p>
          </table:table-cell>
        </table:table-row>
        <table:table-row table:style-name="Table4.1">
          <table:table-cell table:style-name="Table4.A1" office:value-type="string">
            <text:p text:style-name="P1"><text:span text:style-name="T1">Indica las relaciones resultantes después de haber normalizado hasta 3ª FN:</text:span></text:p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1in" fo:margin-bottom="1in" fo:margin-left="1in" fo:margin-right="1in" style:writing-mode="lr-tb" style:layout-grid-color="#c0c0c0" style:layout-grid-lines="159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image-count="0" meta:object-count="0" meta:page-count="1" meta:paragraph-count="17" meta:word-count="110" meta:character-count="636" meta:non-whitespace-character-count="537"/>
    <meta:generator>LibreOfficeDev/6.0.5.2$Linux_X86_64 LibreOffice_project/</meta:generator>
  </office:meta>
</office:document-meta>
</file>